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3.769cm"/>
    </style:style>
    <style:style style:name="co4" style:family="table-column">
      <style:table-column-properties fo:break-before="auto" style:column-width="3.97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4.748cm"/>
    </style:style>
    <style:style style:name="co11" style:family="table-column">
      <style:table-column-properties fo:break-before="auto" style:column-width="3.84cm"/>
    </style:style>
    <style:style style:name="co12" style:family="table-column">
      <style:table-column-properties fo:break-before="auto" style:column-width="4.015cm"/>
    </style:style>
    <style:style style:name="co13" style:family="table-column">
      <style:table-column-properties fo:break-before="auto" style:column-width="3.665cm"/>
    </style:style>
    <style:style style:name="co14" style:family="table-column">
      <style:table-column-properties fo:break-before="auto" style:column-width="3.106cm"/>
    </style:style>
    <style:style style:name="ro1" style:family="table-row">
      <style:table-row-properties style:row-height="2.738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7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4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ART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8"/>
        <table:table-column table:style-name="co1" table:number-columns-repeated="3" table:default-cell-style-name="ce3"/>
        <table:table-column table:style-name="co6" table:default-cell-style-name="ce8"/>
        <table:table-column table:style-name="co1" table:number-columns-repeated="2" table:default-cell-style-name="ce3"/>
        <table:table-column table:style-name="co5" table:default-cell-style-name="ce8"/>
        <table:table-column table:style-name="co1" table:default-cell-style-name="ce3"/>
        <table:table-column table:style-name="co7" table:default-cell-style-name="ce8"/>
        <table:table-column table:style-name="co1" table:number-columns-repeated="2" table:default-cell-style-name="ce3"/>
        <table:table-column table:style-name="co8" table:default-cell-style-name="ce8"/>
        <table:table-row table:style-name="ro1">
          <table:table-cell table:style-name="ce1" office:value-type="string" calcext:value-type="string">
            <text:p>Tipo de registro</text:p>
          </table:table-cell>
          <table:table-cell table:style-name="ce1" office:value-type="string" calcext:value-type="string">
            <text:p>Consecutivo de registro</text:p>
          </table:table-cell>
          <table:table-cell table:style-name="ce1" office:value-type="string" calcext:value-type="string">
            <text:p>Tipo de identificación </text:p>
          </table:table-cell>
          <table:table-cell table:style-name="ce1" office:value-type="string" calcext:value-type="string">
            <text:p>Número identificación </text:p>
          </table:table-cell>
          <table:table-cell table:style-name="ce1" office:value-type="string" calcext:value-type="string">
            <text:p>primer apellido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text:p>primer nombre</text:p>
          </table:table-cell>
          <table:table-cell table:style-name="ce1" office:value-type="string" calcext:value-type="string">
            <text:p>segundo nombre</text:p>
          </table:table-cell>
          <table:table-cell table:style-name="ce1" office:value-type="string" calcext:value-type="string">
            <text:p>codigo de pertenencia etnica</text:p>
          </table:table-cell>
          <table:table-cell table:style-name="ce7" office:value-type="string" calcext:value-type="string">
            <text:p>fecha de la atencion del parto</text:p>
          </table:table-cell>
          <table:table-cell table:style-name="ce9" office:value-type="string" calcext:value-type="string">
            <text:p>finalidad de la consulta</text:p>
          </table:table-cell>
          <table:table-cell table:style-name="ce1" office:value-type="string" calcext:value-type="string">
            <text:p>codigo cups del procediemento</text:p>
          </table:table-cell>
          <table:table-cell table:style-name="ce1" office:value-type="string" calcext:value-type="string">
            <text:p>toma de prueba rapida para sifilis</text:p>
          </table:table-cell>
          <table:table-cell table:style-name="ce7" office:value-type="string" calcext:value-type="string">
            <text:p>Fecha de toma de prueba rápida para sífilis</text:p>
          </table:table-cell>
          <table:table-cell table:style-name="ce11" office:value-type="string" calcext:value-type="string">
            <text:p>Resultados serología para sífilis</text:p>
          </table:table-cell>
          <table:table-cell table:style-name="ce1"/>
          <table:table-cell table:style-name="ce12" office:value-type="string" calcext:value-type="string">
            <text:p>Fecha Asesoría pre test Elisa para VIH</text:p>
          </table:table-cell>
          <table:table-cell table:style-name="ce1" office:value-type="string" calcext:value-type="string">
            <text:p>Toma de prueba rápida para VIH</text:p>
          </table:table-cell>
          <table:table-cell table:style-name="ce7" office:value-type="string" calcext:value-type="string">
            <text:p>Fecha de Toma de prueba rápida para VIH</text:p>
          </table:table-cell>
          <table:table-cell table:style-name="ce1" office:value-type="string" calcext:value-type="string">
            <text:p>Resultado prueba rápida para VIH</text:p>
          </table:table-cell>
          <table:table-cell table:style-name="ce13" office:value-type="string" calcext:value-type="string">
            <text:p>Suministro de anticonceptivo post evento obstétrico</text:p>
          </table:table-cell>
          <table:table-cell table:style-name="ce14" office:value-type="string" calcext:value-type="string">
            <text:p>Fecha suministro de anticonceptivo post evento obstétrico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C</text:p>
          </table:table-cell>
          <table:table-cell table:style-name="ce4" office:value-type="float" office:value="1052379303" calcext:value-type="float">
            <text:p>1052379303</text:p>
          </table:table-cell>
          <table:table-cell table:style-name="ce5" office:value-type="string" calcext:value-type="string">
            <text:p>CASTAÑEDA</text:p>
          </table:table-cell>
          <table:table-cell table:style-name="ce5" office:value-type="string" calcext:value-type="string">
            <text:p>CHAPARRO</text:p>
          </table:table-cell>
          <table:table-cell table:style-name="ce5" office:value-type="string" calcext:value-type="string">
            <text:p>DENNCY</text:p>
          </table:table-cell>
          <table:table-cell table:style-name="ce5" office:value-type="string" calcext:value-type="string">
            <text:p>JISELL</text:p>
          </table:table-cell>
          <table:table-cell table:style-name="ce6" office:value-type="float" office:value="6" calcext:value-type="float">
            <text:p>6</text:p>
          </table:table-cell>
          <table:table-cell office:value-type="date" office:date-value="2022-08-01" calcext:value-type="date">
            <text:p>2022-08-0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735301" calcext:value-type="float">
            <text:p>735301</text:p>
          </table:table-cell>
          <table:table-cell table:style-name="ce6"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table:style-name="ce6"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date" office:date-value="2022-08-02" calcext:value-type="date">
            <text:p>2022-08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53159488" calcext:value-type="float">
            <text:p>53159488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ARTUSCIELLO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6228279" calcext:value-type="float">
            <text:p>6228279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BRISLEYDIS</text:p>
          </table:table-cell>
          <table:table-cell office:value-type="string" calcext:value-type="string">
            <text:p>EDUALIS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33782768" calcext:value-type="float">
            <text:p>1033782768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CHAPARRO</text:p>
          </table:table-cell>
          <table:table-cell office:value-type="string" calcext:value-type="string">
            <text:p>YAMILE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55026" calcext:value-type="float">
            <text:p>1054255026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ATALLANA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LIS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4139" calcext:value-type="float">
            <text:p>1052404139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USCATEGUI</text:p>
          </table:table-cell>
          <table:table-cell office:value-type="string" calcext:value-type="string">
            <text:p>NTALI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8954" calcext:value-type="float">
            <text:p>1052398954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CORREDO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5122" calcext:value-type="float">
            <text:p>1053615122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YOLIM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9195" calcext:value-type="float">
            <text:p>1052409195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TRIANA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STEL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13632290" calcext:value-type="float">
            <text:p>1013632290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MARLEN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47910" calcext:value-type="float">
            <text:p>1002547910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YANIBE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4759" calcext:value-type="float">
            <text:p>105361475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CARRER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38467" calcext:value-type="float">
            <text:p>1002538467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ONRO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YADI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43394408" calcext:value-type="float">
            <text:p>1143394408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TRECO</text:p>
          </table:table-cell>
          <table:table-cell office:value-type="string" calcext:value-type="string">
            <text:p>YULIBETH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5955659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MIGUELISMAR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6797387" calcext:value-type="float">
            <text:p>1006797387</text:p>
          </table:table-cell>
          <table:table-cell office:value-type="string" calcext:value-type="string">
            <text:p>REMOLINA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VALENT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07" calcext:value-type="date">
            <text:p>2022-06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6968" calcext:value-type="float">
            <text:p>1052416968</text:p>
          </table:table-cell>
          <table:table-cell office:value-type="string" calcext:value-type="string">
            <text:p>ESTUPIÑAN</text:p>
          </table:table-cell>
          <table:table-cell office:value-type="string" calcext:value-type="string">
            <text:p>TRIAN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VANESS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22413570" calcext:value-type="float">
            <text:p>1022413570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5360617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ONIC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6802063" calcext:value-type="float">
            <text:p>1116802063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93511435" calcext:value-type="float">
            <text:p>1193511435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DUÑAS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GIOV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90454849" calcext:value-type="float">
            <text:p>1090454849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YARELIS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46457036" calcext:value-type="float">
            <text:p>46457036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5613103" calcext:value-type="float">
            <text:p>5613103</text:p>
          </table:table-cell>
          <table:table-cell office:value-type="string" calcext:value-type="string">
            <text:p>AGUILARTE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JOHEL</text:p>
          </table:table-cell>
          <table:table-cell office:value-type="string" calcext:value-type="string">
            <text:p>KATIUSK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09" calcext:value-type="date">
            <text:p>2022-08-0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9" calcext:value-type="date">
            <text:p>2022-08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9" calcext:value-type="date">
            <text:p>2022-08-0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9" calcext:value-type="date">
            <text:p>2022-08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5438782" calcext:value-type="float">
            <text:p>5438782</text:p>
          </table:table-cell>
          <table:table-cell office:value-type="string" calcext:value-type="string">
            <text:p>CARRIZALEZ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YAMIL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60782" calcext:value-type="float">
            <text:p>1002460782</text:p>
          </table:table-cell>
          <table:table-cell office:value-type="string" calcext:value-type="string">
            <text:p>LOAIZ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LEX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0472" calcext:value-type="float">
            <text:p>1052410472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LIZ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2" calcext:value-type="date">
            <text:p>2022-08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9204" calcext:value-type="float">
            <text:p>1052399204</text:p>
          </table:table-cell>
          <table:table-cell office:value-type="string" calcext:value-type="string">
            <text:p>CHAPARR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BEATRIZ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4994" calcext:value-type="float">
            <text:p>1002454994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NIDIA</text:p>
          </table:table-cell>
          <table:table-cell office:value-type="string" calcext:value-type="string">
            <text:p>ROCIO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2" calcext:value-type="date">
            <text:p>2022-08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22" office:value-type="float" office:value="30524443" calcext:value-type="float">
            <text:p>30524443</text:p>
          </table:table-cell>
          <table:table-cell office:value-type="string" calcext:value-type="string">
            <text:p>TOCUY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NEILIBETH</text:p>
          </table:table-cell>
          <table:table-cell office:value-type="string" calcext:value-type="string">
            <text:p>YEL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681427" calcext:value-type="float">
            <text:p>1002681427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IZ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4" calcext:value-type="date">
            <text:p>2022-08-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14675" calcext:value-type="float">
            <text:p>1052314675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ANGELIC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4100692" calcext:value-type="float">
            <text:p>24100692</text:p>
          </table:table-cell>
          <table:table-cell office:value-type="string" calcext:value-type="string">
            <text:p>MALPICA</text:p>
          </table:table-cell>
          <table:table-cell office:value-type="string" calcext:value-type="string">
            <text:p>CAPACHO</text:p>
          </table:table-cell>
          <table:table-cell office:value-type="string" calcext:value-type="string">
            <text:p>NIBIA</text:p>
          </table:table-cell>
          <table:table-cell office:value-type="string" calcext:value-type="string">
            <text:p>MIREY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4" calcext:value-type="date">
            <text:p>2022-08-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53745" calcext:value-type="float">
            <text:p>1054253745</text:p>
          </table:table-cell>
          <table:table-cell office:value-type="string" calcext:value-type="string">
            <text:p>ZAMBRANO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NER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1855098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LACID</text:p>
          </table:table-cell>
          <table:table-cell office:value-type="string" calcext:value-type="string">
            <text:p>ZAURIMAR</text:p>
          </table:table-cell>
          <table:table-cell office:value-type="string" calcext:value-type="string">
            <text:p>SAIRELIS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2756" calcext:value-type="float">
            <text:p>1052412756</text:p>
          </table:table-cell>
          <table:table-cell office:value-type="string" calcext:value-type="string">
            <text:p>CORREDOR</text:p>
          </table:table-cell>
          <table:table-cell office:value-type="string" calcext:value-type="string">
            <text:p>CELY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9344" calcext:value-type="float">
            <text:p>1002459344</text:p>
          </table:table-cell>
          <table:table-cell office:value-type="string" calcext:value-type="string">
            <text:p>MERCHA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3723137</text:p>
          </table:table-cell>
          <table:table-cell table:number-columns-repeated="2" office:value-type="string" calcext:value-type="string">
            <text:p>DUGARTE</text:p>
          </table:table-cell>
          <table:table-cell office:value-type="string" calcext:value-type="string">
            <text:p>ENEIDEE</text:p>
          </table:table-cell>
          <table:table-cell office:value-type="string" calcext:value-type="string">
            <text:p>NATHAL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0459525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JESUJANY</text:p>
          </table:table-cell>
          <table:table-cell office:value-type="string" calcext:value-type="string">
            <text:p>ADR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26298" calcext:value-type="float">
            <text:p>1054226298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AMOS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0200087" calcext:value-type="float">
            <text:p>1050200087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JENIFER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5272564" calcext:value-type="float">
            <text:p>5272564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YORBELIS</text:p>
          </table:table-cell>
          <table:table-cell office:value-type="string" calcext:value-type="string">
            <text:p>OR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4" office:value-type="float" office:value="1023961584" calcext:value-type="float">
            <text:p>1023961584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NGEE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21899148" calcext:value-type="float">
            <text:p>1121899148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NEYI</text:p>
          </table:table-cell>
          <table:table-cell office:value-type="string" calcext:value-type="string">
            <text:p>LOR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6292263</text:p>
          </table:table-cell>
          <table:table-cell office:value-type="string" calcext:value-type="string">
            <text:p>VIÑOLES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YORGELYS</text:p>
          </table:table-cell>
          <table:table-cell office:value-type="string" calcext:value-type="string">
            <text:p>DEL CARMEN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7674" calcext:value-type="float">
            <text:p>1052397674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ELVIA</text:p>
          </table:table-cell>
          <table:table-cell office:value-type="string" calcext:value-type="string">
            <text:p>ROCIO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1339812" calcext:value-type="float">
            <text:p>1111339812</text:p>
          </table:table-cell>
          <table:table-cell office:value-type="string" calcext:value-type="string">
            <text:p>MAFLA</text:p>
          </table:table-cell>
          <table:table-cell office:value-type="string" calcext:value-type="string">
            <text:p>TAPIA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FERNAND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82990532" calcext:value-type="float">
            <text:p>1082990532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ILEYDY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09265547" calcext:value-type="float">
            <text:p>1109265547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63484692" calcext:value-type="float">
            <text:p>1063484692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UJANIS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6024183" calcext:value-type="float">
            <text:p>1006024183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DR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09168" calcext:value-type="float">
            <text:p>1053609168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OCIO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6" office:value-type="float" office:value="1147948033" calcext:value-type="float">
            <text:p>1147948033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PUSHAINA</text:p>
          </table:table-cell>
          <table:table-cell office:value-type="string" calcext:value-type="string">
            <text:p>CHIQUINQUIR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0558" calcext:value-type="float">
            <text:p>1052400558</text:p>
          </table:table-cell>
          <table:table-cell office:value-type="string" calcext:value-type="string">
            <text:p>MORANTES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ANDRE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28" office:value-type="string" calcext:value-type="string">
            <text:p>VEN29925202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ESIS</text:p>
          </table:table-cell>
          <table:table-cell office:value-type="string" calcext:value-type="string">
            <text:p>YULIELSY</text:p>
          </table:table-cell>
          <table:table-cell office:value-type="string" calcext:value-type="string">
            <text:p>BETSABE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0" calcext:value-type="date">
            <text:p>2022-08-2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681653" calcext:value-type="float">
            <text:p>100268165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POVEDA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NG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272513" calcext:value-type="float">
            <text:p>1055272513</text:p>
          </table:table-cell>
          <table:table-cell office:value-type="string" calcext:value-type="string">
            <text:p>MARIÑ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CRIST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0" office:value-type="float" office:value="1052410942" calcext:value-type="float">
            <text:p>1052410942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YESICA</text:p>
          </table:table-cell>
          <table:table-cell office:value-type="string" calcext:value-type="string">
            <text:p>LOR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315874" calcext:value-type="float">
            <text:p>1055315874</text:p>
          </table:table-cell>
          <table:table-cell office:value-type="string" calcext:value-type="string">
            <text:p>MOLAN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NDRE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6018018</text:p>
          </table:table-cell>
          <table:table-cell office:value-type="string" calcext:value-type="string">
            <text:p>SOLARTE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ELIANNIS</text:p>
          </table:table-cell>
          <table:table-cell office:value-type="string" calcext:value-type="string">
            <text:p>DEL CARMEN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1282610" calcext:value-type="float">
            <text:p>1001282610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JHENIFER</text:p>
          </table:table-cell>
          <table:table-cell office:value-type="string" calcext:value-type="string">
            <text:p>DAY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46455872" calcext:value-type="float">
            <text:p>46455872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DEL RIO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27207707" calcext:value-type="float">
            <text:p>1127207707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DANI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4064223" calcext:value-type="float">
            <text:p>1054064223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COGOLLO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EMILCE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4161" calcext:value-type="float">
            <text:p>1052404161</text:p>
          </table:table-cell>
          <table:table-cell office:value-type="string" calcext:value-type="string">
            <text:p>SEPULVEDA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ARC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5249" calcext:value-type="float">
            <text:p>1052415249</text:p>
          </table:table-cell>
          <table:table-cell office:value-type="string" calcext:value-type="string">
            <text:p>ARGUEL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AMI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38419" calcext:value-type="float">
            <text:p>1002538419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EISY</text:p>
          </table:table-cell>
          <table:table-cell office:value-type="string" calcext:value-type="string">
            <text:p>NATHAL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5131" calcext:value-type="float">
            <text:p>1002455131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5431445" calcext:value-type="float">
            <text:p>5431445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MARLY</text:p>
          </table:table-cell>
          <table:table-cell office:value-type="string" calcext:value-type="string">
            <text:p>YURLEID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6032249" calcext:value-type="float">
            <text:p>6032249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YAIDITH</text:p>
          </table:table-cell>
          <table:table-cell office:value-type="string" calcext:value-type="string">
            <text:p>NAZAR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93141664" calcext:value-type="float">
            <text:p>1193141664</text:p>
          </table:table-cell>
          <table:table-cell office:value-type="string" calcext:value-type="string">
            <text:p>MORA 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RNAND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6" calcext:value-type="date">
            <text:p>2022-08-2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2" office:value-type="float" office:value="1052411916" calcext:value-type="float">
            <text:p>1052411916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KATHERINE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73506239" calcext:value-type="float">
            <text:p>1073506239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EL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2704094</text:p>
          </table:table-cell>
          <table:table-cell office:value-type="string" calcext:value-type="string">
            <text:p>QUERAL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JAIMAR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4252302" calcext:value-type="float">
            <text:p>1054252302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YULIANA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8684" calcext:value-type="float">
            <text:p>1002458684</text:p>
          </table:table-cell>
          <table:table-cell office:value-type="string" calcext:value-type="string">
            <text:p>FUQUE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OCIO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10104255" calcext:value-type="float">
            <text:p>1010104255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2214" calcext:value-type="float">
            <text:p>1052402214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MAYERLY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51448" calcext:value-type="float">
            <text:p>1002551448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LANO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LIC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6611046" calcext:value-type="float">
            <text:p>6611046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ORIANA</text:p>
          </table:table-cell>
          <table:table-cell office:value-type="string" calcext:value-type="string">
            <text:p>FABI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3324560" calcext:value-type="float">
            <text:p>23324560</text:p>
          </table:table-cell>
          <table:table-cell office:value-type="string" calcext:value-type="string">
            <text:p>CARDENAS</text:p>
          </table:table-cell>
          <table:table-cell/>
          <table:table-cell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4980" calcext:value-type="float">
            <text:p>1053614980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2523" calcext:value-type="float">
            <text:p>1052402523</text:p>
          </table:table-cell>
          <table:table-cell office:value-type="string" calcext:value-type="string">
            <text:p>COTAMO</text:p>
          </table:table-cell>
          <table:table-cell office:value-type="string" calcext:value-type="string">
            <text:p>BALLEN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C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4" office:value-type="float" office:value="1002548095" calcext:value-type="float">
            <text:p>1002548095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LUIC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5776" calcext:value-type="float">
            <text:p>1052405776</text:p>
          </table:table-cell>
          <table:table-cell office:value-type="string" calcext:value-type="string">
            <text:p>ESPITIA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ANGGIE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5162521" calcext:value-type="float">
            <text:p>1005162521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JUL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0705" calcext:value-type="float">
            <text:p>1052400705</text:p>
          </table:table-cell>
          <table:table-cell office:value-type="string" calcext:value-type="string">
            <text:p>NITOLA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37844" calcext:value-type="float">
            <text:p>1002537844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908637" calcext:value-type="float">
            <text:p>1056908637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FRANCY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2" table:number-rows-repeated="14">
          <table:table-cell table:number-columns-repeated="9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</table:table-row>
        <table:table-row table:style-name="ro2">
          <table:table-cell table:number-columns-repeated="9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</table:table-row>
        <calcext:conditional-formats>
          <calcext:conditional-format calcext:target-range-address="PARTOS.D2:PARTOS.D2">
            <calcext:condition calcext:apply-style-name="ConditionalStyle_7545" calcext:value="contains-text(&quot;VEN&quot;)" calcext:base-cell-address="PARTOS.D2"/>
          </calcext:conditional-format>
          <calcext:conditional-format calcext:target-range-address="PARTOS.D2:PARTOS.D2">
            <calcext:condition calcext:apply-style-name="ConditionalStyle_7458" calcext:value="contains-text(&quot;VEN&quot;)" calcext:base-cell-address="PARTOS.D2"/>
          </calcext:conditional-format>
          <calcext:conditional-format calcext:target-range-address="PARTOS.D31:PARTOS.D31">
            <calcext:condition calcext:apply-style-name="ConditionalStyle_5227" calcext:value="contains-text(&quot;VEN&quot;)" calcext:base-cell-address="PARTOS.D31"/>
          </calcext:conditional-format>
          <calcext:conditional-format calcext:target-range-address="PARTOS.D44:PARTOS.D44">
            <calcext:condition calcext:apply-style-name="ConditionalStyle_3354" calcext:value="contains-text(&quot;VEN&quot;)" calcext:base-cell-address="PARTOS.D44"/>
          </calcext:conditional-format>
          <calcext:conditional-format calcext:target-range-address="PARTOS.D44:PARTOS.D44">
            <calcext:condition calcext:apply-style-name="ConditionalStyle_3297" calcext:value="contains-text(&quot;VEN&quot;)" calcext:base-cell-address="PARTOS.D44"/>
          </calcext:conditional-format>
          <calcext:conditional-format calcext:target-range-address="PARTOS.D54:PARTOS.D54">
            <calcext:condition calcext:apply-style-name="ConditionalStyle_3120" calcext:value="contains-text(&quot;VEN&quot;)" calcext:base-cell-address="PARTOS.D54"/>
          </calcext:conditional-format>
          <calcext:conditional-format calcext:target-range-address="PARTOS.D59:PARTOS.D59">
            <calcext:condition calcext:apply-style-name="ConditionalStyle_2652" calcext:value="contains-text(&quot;VEN&quot;)" calcext:base-cell-address="PARTOS.D59"/>
          </calcext:conditional-format>
          <calcext:conditional-format calcext:target-range-address="PARTOS.D73:PARTOS.D73">
            <calcext:condition calcext:apply-style-name="ConditionalStyle_1716" calcext:value="contains-text(&quot;VEN&quot;)" calcext:base-cell-address="PARTOS.D73"/>
          </calcext:conditional-format>
          <calcext:conditional-format calcext:target-range-address="PARTOS.D73:PARTOS.D73">
            <calcext:condition calcext:apply-style-name="ConditionalStyle_1659" calcext:value="contains-text(&quot;VEN&quot;)" calcext:base-cell-address="PARTOS.D73"/>
          </calcext:conditional-format>
          <calcext:conditional-format calcext:target-range-address="PARTOS.D85:PARTOS.D85">
            <calcext:condition calcext:apply-style-name="ConditionalStyle_470" calcext:value="contains-text(&quot;VEN&quot;)" calcext:base-cell-address="PARTOS.D85"/>
          </calcext:conditional-format>
          <calcext:conditional-format calcext:target-range-address="PARTOS.D85:PARTOS.D85">
            <calcext:condition calcext:apply-style-name="ConditionalStyle_413" calcext:value="contains-text(&quot;VEN&quot;)" calcext:base-cell-address="PARTOS.D85"/>
          </calcext:conditional-format>
        </calcext:conditional-formats>
      </table:table>
      <table:table table:name="R.N" table:style-name="ta1">
        <table:table-column table:style-name="co1" table:number-columns-repeated="2" table:default-cell-style-name="ce3"/>
        <table:table-column table:style-name="co9" table:default-cell-style-name="ce3"/>
        <table:table-column table:style-name="co10" table:default-cell-style-name="ce49"/>
        <table:table-column table:style-name="co11" table:default-cell-style-name="ce8"/>
        <table:table-column table:style-name="co1" table:number-columns-repeated="2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8"/>
        <table:table-row table:style-name="ro5">
          <table:table-cell table:style-name="ce16" office:value-type="string" calcext:value-type="string">
            <text:p>Tipo de registro</text:p>
          </table:table-cell>
          <table:table-cell table:style-name="ce16" office:value-type="string" calcext:value-type="string">
            <text:p>Consecutivo de registro</text:p>
          </table:table-cell>
          <table:table-cell table:style-name="ce16" office:value-type="string" calcext:value-type="string">
            <text:p>Tipo de identificación del recién nacido</text:p>
          </table:table-cell>
          <table:table-cell table:style-name="ce16" office:value-type="string" calcext:value-type="string">
            <text:p>Número identificación del recién nacido</text:p>
          </table:table-cell>
          <table:table-cell table:style-name="ce16" office:value-type="string" calcext:value-type="string">
            <text:p>Fecha de nacimiento</text:p>
          </table:table-cell>
          <table:table-cell table:style-name="ce16" office:value-type="string" calcext:value-type="string">
            <text:p>Sexo</text:p>
          </table:table-cell>
          <table:table-cell table:style-name="ce16" office:value-type="string" calcext:value-type="string">
            <text:p>Codigo de pertenecia etnica</text:p>
          </table:table-cell>
          <table:table-cell table:style-name="ce16" office:value-type="string" calcext:value-type="string">
            <text:p>primer apellido</text:p>
          </table:table-cell>
          <table:table-cell table:style-name="ce16" office:value-type="string" calcext:value-type="string">
            <text:p>segundo apellido</text:p>
          </table:table-cell>
          <table:table-cell table:style-name="ce16" office:value-type="string" calcext:value-type="string">
            <text:p>primer nombre</text:p>
          </table:table-cell>
          <table:table-cell table:style-name="ce16" office:value-type="string" calcext:value-type="string">
            <text:p>segundo nombre</text:p>
          </table:table-cell>
          <table:table-cell table:style-name="ce16" office:value-type="string" calcext:value-type="string">
            <text:p>Realización de tamizaje neonata! para hipotiroidismo congènito- TSH</text:p>
          </table:table-cell>
          <table:table-cell table:style-name="ce16" office:value-type="string" calcext:value-type="string">
            <text:p>Fecha de tamizaje neonatal para hipotiroidismo congènito- TSH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office:value-type="float" office:value="22084510016155" calcext:value-type="float">
            <text:p>22084510016155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ASTAÑEDA</text:p>
          </table:table-cell>
          <table:table-cell table:style-name="ce5" office:value-type="string" calcext:value-type="string">
            <text:p>CHAPARRO</text:p>
          </table:table-cell>
          <table:table-cell table:style-name="ce5" office:value-type="string" calcext:value-type="string">
            <text:p>DENNCY</text:p>
          </table:table-cell>
          <table:table-cell table:style-name="ce5" office:value-type="string" calcext:value-type="string">
            <text:p>JISELL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710017130" calcext:value-type="float">
            <text:p>22089710017130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ARTUSCIELLO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010017856" calcext:value-type="float">
            <text:p>22084010017856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BRISLEYDIS</text:p>
          </table:table-cell>
          <table:table-cell office:value-type="string" calcext:value-type="string">
            <text:p>EDUALIS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310017836" calcext:value-type="float">
            <text:p>22081310017836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CHAPARRO</text:p>
          </table:table-cell>
          <table:table-cell office:value-type="string" calcext:value-type="string">
            <text:p>YAMIL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110017839" calcext:value-type="float">
            <text:p>22082110017839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ATALLANA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LIS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1" calcext:value-type="date">
            <text:p>2022-08-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710018634" calcext:value-type="float">
            <text:p>22083710018634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USCATEGUI</text:p>
          </table:table-cell>
          <table:table-cell office:value-type="string" calcext:value-type="string">
            <text:p>N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2" calcext:value-type="date">
            <text:p>2022-08-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510019750" calcext:value-type="float">
            <text:p>22084510019750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CORREDO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110020460" calcext:value-type="float">
            <text:p>22088110020460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YOLIM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810020894" calcext:value-type="float">
            <text:p>22089810020894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TRIANA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STEL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110021262" calcext:value-type="float">
            <text:p>22085110021262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MARLEN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3" calcext:value-type="date">
            <text:p>2022-08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410022126" calcext:value-type="float">
            <text:p>22089410022126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YANIB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010022147" calcext:value-type="float">
            <text:p>22085010022147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CARRER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4" calcext:value-type="date">
            <text:p>2022-08-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010023280" calcext:value-type="float">
            <text:p>22084010023280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ONRO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YADI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110023568" calcext:value-type="float">
            <text:p>22088110023568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TRECO</text:p>
          </table:table-cell>
          <table:table-cell office:value-type="string" calcext:value-type="string">
            <text:p>YULIBET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310024447" calcext:value-type="float">
            <text:p>22084310024447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MIGUELISMA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5" calcext:value-type="date">
            <text:p>2022-08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0310025121" calcext:value-type="float">
            <text:p>22080310025121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EMOLINA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VALENT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010025556" calcext:value-type="float">
            <text:p>22084010025556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UPIÑAN</text:p>
          </table:table-cell>
          <table:table-cell office:value-type="string" calcext:value-type="string">
            <text:p>TRIAN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VANESS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710026079" calcext:value-type="float">
            <text:p>22083710026079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6" calcext:value-type="date">
            <text:p>2022-08-06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office:value-type="float" office:value="22085710027238" calcext:value-type="float">
            <text:p>22085710027238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ONIC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010027158" calcext:value-type="float">
            <text:p>22082010027158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610027230" calcext:value-type="float">
            <text:p>22082610027230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DUÑAS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GIOV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7" calcext:value-type="date">
            <text:p>2022-08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010028587" calcext:value-type="float">
            <text:p>22085010028587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YARELI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310028948" calcext:value-type="float">
            <text:p>22084310028948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8" calcext:value-type="date">
            <text:p>2022-08-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710030718" calcext:value-type="float">
            <text:p>22086710030718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UILARTE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JOHEL</text:p>
          </table:table-cell>
          <table:table-cell office:value-type="string" calcext:value-type="string">
            <text:p>KATIUSK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09" calcext:value-type="date">
            <text:p>2022-08-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310031423" calcext:value-type="float">
            <text:p>22087310031423</text:p>
          </table:table-cell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ZALEZ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YAMIL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810031920" calcext:value-type="float">
            <text:p>22081810031920</text:p>
          </table:table-cell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IZ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LEX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0" calcext:value-type="date">
            <text:p>2022-08-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510032597" calcext:value-type="float">
            <text:p>22089510032597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LIZ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710033572" calcext:value-type="float">
            <text:p>22084710033572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PARRO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BEATRIZ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910034043" calcext:value-type="float">
            <text:p>22087910034043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NIDIA</text:p>
          </table:table-cell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610034018" calcext:value-type="float">
            <text:p>22084610034018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CUY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NEILIBETH</text:p>
          </table:table-cell>
          <table:table-cell office:value-type="string" calcext:value-type="string">
            <text:p>YEL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1" calcext:value-type="date">
            <text:p>2022-08-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210036675" calcext:value-type="float">
            <text:p>22089210036675</text:p>
          </table:table-cell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IZ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610037166" calcext:value-type="float">
            <text:p>22082610037166</text:p>
          </table:table-cell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ANGELIC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610036755" calcext:value-type="float">
            <text:p>22086610036755</text:p>
          </table:table-cell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PICA</text:p>
          </table:table-cell>
          <table:table-cell office:value-type="string" calcext:value-type="string">
            <text:p>CAPACHO</text:p>
          </table:table-cell>
          <table:table-cell office:value-type="string" calcext:value-type="string">
            <text:p>NIBIA</text:p>
          </table:table-cell>
          <table:table-cell office:value-type="string" calcext:value-type="string">
            <text:p>MIREY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3" calcext:value-type="date">
            <text:p>2022-08-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010038985" calcext:value-type="float">
            <text:p>22086010038985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BRANO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NER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810039330" calcext:value-type="float">
            <text:p>22086810039330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PLACID</text:p>
          </table:table-cell>
          <table:table-cell office:value-type="string" calcext:value-type="string">
            <text:p>ZAURIMAR</text:p>
          </table:table-cell>
          <table:table-cell office:value-type="string" calcext:value-type="string">
            <text:p>SAIRELIS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310040055" calcext:value-type="float">
            <text:p>22089310040055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EDOR</text:p>
          </table:table-cell>
          <table:table-cell office:value-type="string" calcext:value-type="string">
            <text:p>CELY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5" calcext:value-type="date">
            <text:p>2022-08-15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table:style-name="ce28" office:value-type="float" office:value="22086910041356" calcext:value-type="float">
            <text:p>22086910041356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CHA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28" office:value-type="float" office:value="22086910041613" calcext:value-type="float">
            <text:p>22086910041613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GARTE</text:p>
          </table:table-cell>
          <table:table-cell office:value-type="string" calcext:value-type="string">
            <text:p>ENEIDEE</text:p>
          </table:table-cell>
          <table:table-cell office:value-type="string" calcext:value-type="string">
            <text:p>NATHAL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6" calcext:value-type="date">
            <text:p>2022-08-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50" office:value-type="float" office:value="22089810042703" calcext:value-type="float">
            <text:p>22089810042703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JESUJANY</text:p>
          </table:table-cell>
          <table:table-cell office:value-type="string" calcext:value-type="string">
            <text:p>AD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610043343" calcext:value-type="float">
            <text:p>22081610043343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710043544" calcext:value-type="float">
            <text:p>22083710043544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JENIF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17" calcext:value-type="date">
            <text:p>2022-08-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110044222" calcext:value-type="float">
            <text:p>22086110044222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YORBELIS</text:p>
          </table:table-cell>
          <table:table-cell office:value-type="string" calcext:value-type="string">
            <text:p>O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210044263" calcext:value-type="float">
            <text:p>22086210044263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NGEE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010044638" calcext:value-type="float">
            <text:p>22082010044638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NEYI</text:p>
          </table:table-cell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110044963" calcext:value-type="float">
            <text:p>22086110044963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ÑOLES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YORGELYS</text:p>
          </table:table-cell>
          <table:table-cell office:value-type="string" calcext:value-type="string">
            <text:p>DEL CARMEN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610045197" calcext:value-type="float">
            <text:p>22081610045197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ELVIA</text:p>
          </table:table-cell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410045210" calcext:value-type="float">
            <text:p>22088410045210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FLA</text:p>
          </table:table-cell>
          <table:table-cell office:value-type="string" calcext:value-type="string">
            <text:p>TAPIA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FERNAND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810045476" calcext:value-type="float">
            <text:p>22088810045476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ILEYD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18" calcext:value-type="date">
            <text:p>2022-08-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010045606" calcext:value-type="float">
            <text:p>22086010045606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610046573" calcext:value-type="float">
            <text:p>22082610046573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UJANI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0010047007" calcext:value-type="float">
            <text:p>22080010047007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D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510046766" calcext:value-type="float">
            <text:p>22083510046766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55110047360" calcext:value-type="float">
            <text:p>22055110047360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PUSHAINA</text:p>
          </table:table-cell>
          <table:table-cell office:value-type="string" calcext:value-type="string">
            <text:p>CHIQUINQUIR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910047456" calcext:value-type="float">
            <text:p>22081910047456</text:p>
          </table:table-cell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ANTES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ANDRE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19" calcext:value-type="date">
            <text:p>2022-08-19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table:style-name="ce28" office:value-type="float" office:value="22081410048347" calcext:value-type="float">
            <text:p>22081410048347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ESIS</text:p>
          </table:table-cell>
          <table:table-cell office:value-type="string" calcext:value-type="string">
            <text:p>YULIELSY</text:p>
          </table:table-cell>
          <table:table-cell office:value-type="string" calcext:value-type="string">
            <text:p>BETSABE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0" calcext:value-type="date">
            <text:p>2022-08-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410049084" calcext:value-type="float">
            <text:p>22082410049084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POVEDA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NG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310049257" calcext:value-type="float">
            <text:p>22085310049257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Ñ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CRIST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810049557" calcext:value-type="float">
            <text:p>22081810049557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YESICA</text:p>
          </table:table-cell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1" calcext:value-type="date">
            <text:p>2022-08-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810050671" calcext:value-type="float">
            <text:p>22085810050671</text:p>
          </table:table-cell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LAN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NDRE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710052003" calcext:value-type="float">
            <text:p>22088710052003</text:p>
          </table:table-cell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ARTE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ELIANNIS</text:p>
          </table:table-cell>
          <table:table-cell office:value-type="string" calcext:value-type="string">
            <text:p>DEL CARMEN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2" calcext:value-type="date">
            <text:p>2022-08-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410052990" calcext:value-type="float">
            <text:p>22082410052990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JHENIFER</text:p>
          </table:table-cell>
          <table:table-cell office:value-type="string" calcext:value-type="string">
            <text:p>DAY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810053067" calcext:value-type="float">
            <text:p>22081810053067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DEL RIO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710053381" calcext:value-type="float">
            <text:p>22083710053381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DANI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710053638" calcext:value-type="float">
            <text:p>22086710053638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COGOLLO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EMILCE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3" calcext:value-type="date">
            <text:p>2022-08-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610054373" calcext:value-type="float">
            <text:p>22087610054373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ULVEDA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ARC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6110054914" calcext:value-type="float">
            <text:p>22086110054914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EL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AMI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810054929" calcext:value-type="float">
            <text:p>22083810054929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DEISY</text:p>
          </table:table-cell>
          <table:table-cell office:value-type="string" calcext:value-type="string">
            <text:p>NATHAL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010055102" calcext:value-type="float">
            <text:p>22083010055102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010055321" calcext:value-type="float">
            <text:p>22085010055321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MARLY</text:p>
          </table:table-cell>
          <table:table-cell office:value-type="string" calcext:value-type="string">
            <text:p>YURLEID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610055374" calcext:value-type="float">
            <text:p>22082610055374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YAIDITH</text:p>
          </table:table-cell>
          <table:table-cell office:value-type="string" calcext:value-type="string">
            <text:p>NAZAR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010055478" calcext:value-type="float">
            <text:p>22089010055478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A 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RNAND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4" calcext:value-type="date">
            <text:p>2022-08-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910055847" calcext:value-type="float">
            <text:p>22087910055847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KATHERINE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office:value-type="float" office:value="22084010057222" calcext:value-type="float">
            <text:p>22084010057222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EL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5" calcext:value-type="date">
            <text:p>2022-08-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8310059270" calcext:value-type="float">
            <text:p>22088310059270</text:p>
          </table:table-cell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RAL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JAIMAR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010059984" calcext:value-type="float">
            <text:p>22082010059984</text:p>
          </table:table-cell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YULIANA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410059797" calcext:value-type="float">
            <text:p>22084410059797</text:p>
          </table:table-cell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FUQUE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610060037" calcext:value-type="float">
            <text:p>22081610060037</text:p>
          </table:table-cell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51" office:value-type="float" office:value="22084610060424" calcext:value-type="float">
            <text:p>22084610060424</text:p>
          </table:table-cell>
          <table:table-cell office:value-type="date" office:date-value="2022-08-27" calcext:value-type="date">
            <text:p>2022-08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MAYERLY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7" calcext:value-type="date">
            <text:p>2022-08-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210060953" calcext:value-type="float">
            <text:p>22089210060953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LANO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LIC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610061751" calcext:value-type="float">
            <text:p>22087610061751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ORIANA</text:p>
          </table:table-cell>
          <table:table-cell office:value-type="string" calcext:value-type="string">
            <text:p>FABI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8" calcext:value-type="date">
            <text:p>2022-08-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2610062198" calcext:value-type="float">
            <text:p>22082610062198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DENAS</text:p>
          </table:table-cell>
          <table:table-cell/>
          <table:table-cell office:value-type="string" calcext:value-type="string">
            <text:p>NELL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5510062875" calcext:value-type="float">
            <text:p>22085510062875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010063338" calcext:value-type="float">
            <text:p>22087010063338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TAMO</text:p>
          </table:table-cell>
          <table:table-cell office:value-type="string" calcext:value-type="string">
            <text:p>BALLEN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ARC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29" calcext:value-type="date">
            <text:p>2022-08-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410063776" calcext:value-type="float">
            <text:p>22081410063776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LUIC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4810064286" calcext:value-type="float">
            <text:p>22084810064286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ITIA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ANGGIE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7410064755" calcext:value-type="float">
            <text:p>22087410064755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JUL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9510064735" calcext:value-type="float">
            <text:p>22089510064735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TOLA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3010065195" calcext:value-type="float">
            <text:p>22083010065195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81110065272" calcext:value-type="float">
            <text:p>22081110065272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FRANCY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8-30" calcext:value-type="date">
            <text:p>2022-08-30</text:p>
          </table:table-cell>
        </table:table-row>
        <table:table-row table:style-name="ro2">
          <table:table-cell table:style-name="ce48" table:number-columns-repeated="4"/>
          <table:table-cell table:style-name="ce3"/>
          <table:table-cell table:style-name="ce48" table:number-columns-repeated="2"/>
          <table:table-cell table:number-columns-repeated="4"/>
          <table:table-cell table:style-name="ce48"/>
          <table:table-cell table:style-name="ce3"/>
        </table:table-row>
        <table:table-row table:style-name="ro2">
          <table:table-cell table:style-name="ce48" table:number-columns-repeated="4"/>
          <table:table-cell table:style-name="ce3"/>
          <table:table-cell table:style-name="ce48" table:number-columns-repeated="2"/>
          <table:table-cell table:number-columns-repeated="4"/>
          <table:table-cell table:style-name="ce48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text> </number:text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number-style style:name="N143P0" style:volatile="true">
      <number:number number:decimal-places="0" number:min-decimal-places="0" number:min-integer-digits="1"/>
    </number:number-style>
    <number:number-style style:name="N143">
      <style:text-properties fo:color="#ff0000"/>
      <number:number number:decimal-places="0" number:min-decimal-places="0" number:min-integer-digits="1"/>
      <style:map style:condition="value()&gt;=0" style:apply-style-name="N143P0"/>
    </number:number-style>
    <number:number-style style:name="N144">
      <number:number number:decimal-places="1" number:min-decimal-places="1" number:min-integer-digits="1"/>
    </number:number-style>
    <number:date-style style:name="N145">
      <number:day number:style="long"/>
      <number:text>-</number:text>
      <number:month number:style="long"/>
      <number:text>-</number:text>
      <number:year number:style="long"/>
    </number:date-style>
    <number:number-style style:name="N147P0" style:volatile="true">
      <number:text>$ </number:text>
      <number:number number:decimal-places="0" number:min-decimal-places="0" number:min-integer-digits="1" number:grouping="true"/>
    </number:number-style>
    <number:number-style style:name="N147">
      <number:text>-$ 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$ </number:text>
      <number:number number:decimal-places="2" number:min-decimal-places="2" number:min-integer-digits="1" number:grouping="true"/>
    </number:number-style>
    <number:number-style style:name="N150">
      <number:text>-$ 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$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69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2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decimal-places="0" number:min-integer-digits="1" number:grouping="true"/>
    </number:number-style>
    <number:number-style style:name="N179">
      <number:text>-$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2P0" style:volatile="true">
      <number:text>$</number:text>
      <number:number number:decimal-places="2" number:min-decimal-places="2" number:min-integer-digits="1" number:grouping="true"/>
    </number:number-style>
    <number:number-style style:name="N182">
      <number:text>-$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$ </number:text>
      <number:number number:decimal-places="0" number:min-decimal-places="0" number:min-integer-digits="1" number:grouping="true"/>
    </number:number-style>
    <number:number-style style:name="N192">
      <number:text>$ -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$ 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4P0" style:volatile="true">
      <number:text>$ </number:text>
      <number:number number:decimal-places="2" number:min-decimal-places="2" number:min-integer-digits="1" number:grouping="true"/>
    </number:number-style>
    <number:number-style style:name="N194">
      <number:text>$ 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7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$ 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decimal-places="0" number:min-integer-digits="1" number:grouping="true"/>
      <number:text> €</number:text>
    </number:number-style>
    <number:number-style style:name="N2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2" style:volatile="true">
      <number:text> </number:text>
      <number:fill-character> </number:fill-character>
      <number:text>-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2" style:volatile="true">
      <number:text> </number:text>
      <number:fill-character> </number:fill-character>
      <number:text>-   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4" number:min-decimal-places="4" number:min-integer-digits="1"/>
    </number:number-style>
    <number:number-style style:name="N227">
      <number:number number:decimal-places="3" number:min-decimal-places="3" number:min-integer-digits="1"/>
    </number:number-style>
    <number:number-style style:name="N228">
      <number:number number:decimal-places="6" number:min-decimal-places="6" number:min-integer-digits="1"/>
    </number:number-style>
    <number:number-style style:name="N229">
      <number:number number:decimal-places="5" number:min-decimal-places="5" number:min-integer-digits="1"/>
    </number:number-style>
    <number:number-style style:name="N231P0" style:volatile="true">
      <number:text>Sí</number:text>
    </number:number-style>
    <number:number-style style:name="N231P1" style:volatile="true">
      <number:text>Sí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Verdadero</number:text>
    </number:number-style>
    <number:number-style style:name="N233P1" style:volatile="true">
      <number:text>Verdadero</number:text>
    </number:number-style>
    <number:number-style style:name="N233">
      <number:text>Fals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Activado</number:text>
    </number:number-style>
    <number:number-style style:name="N235P1" style:volatile="true">
      <number:text>Activado</number:text>
    </number:number-style>
    <number:number-style style:name="N235">
      <number:text>Desactivado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7">
      <style:text-properties fo:color="#ff0000"/>
      <number:text>(</number:text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7P0"/>
    </number:currency-style>
    <number:number-style style:name="N238P0" style:volatile="true">
      <number:number number:decimal-places="2" number:min-decimal-places="2" number:min-integer-digits="1"/>
    </number:number-style>
    <number:number-style style:name="N238">
      <style:text-properties fo:color="#ff0000"/>
      <number:number number:decimal-places="2" number:min-decimal-places="2" number:min-integer-digits="1"/>
      <style:map style:condition="value()&gt;=0" style:apply-style-name="N238P0"/>
    </number:number-style>
    <number:date-style style:name="N10107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8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10109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7545" style:display-name="ConditionalStyle_7545" style:family="table-cell" style:parent-style-name="Default">
      <style:table-cell-properties fo:background-color="#ffc7ce"/>
    </style:style>
    <style:style style:name="ConditionalStyle_5f_7458" style:display-name="ConditionalStyle_7458" style:family="table-cell" style:parent-style-name="Default">
      <style:table-cell-properties fo:background-color="#ffc7ce"/>
    </style:style>
    <style:style style:name="ConditionalStyle_5f_5227" style:display-name="ConditionalStyle_5227" style:family="table-cell" style:parent-style-name="Default">
      <style:table-cell-properties fo:background-color="#ffc7ce"/>
    </style:style>
    <style:style style:name="ConditionalStyle_5f_3354" style:display-name="ConditionalStyle_3354" style:family="table-cell" style:parent-style-name="Default">
      <style:table-cell-properties fo:background-color="#ffc7ce"/>
    </style:style>
    <style:style style:name="ConditionalStyle_5f_3297" style:display-name="ConditionalStyle_3297" style:family="table-cell" style:parent-style-name="Default">
      <style:table-cell-properties fo:background-color="#ffc7ce"/>
    </style:style>
    <style:style style:name="ConditionalStyle_5f_3120" style:display-name="ConditionalStyle_3120" style:family="table-cell" style:parent-style-name="Default">
      <style:table-cell-properties fo:background-color="#ffc7ce"/>
    </style:style>
    <style:style style:name="ConditionalStyle_5f_2652" style:display-name="ConditionalStyle_2652" style:family="table-cell" style:parent-style-name="Default">
      <style:table-cell-properties fo:background-color="#ffc7ce"/>
    </style:style>
    <style:style style:name="ConditionalStyle_5f_1716" style:display-name="ConditionalStyle_1716" style:family="table-cell" style:parent-style-name="Default">
      <style:table-cell-properties fo:background-color="#ffc7ce"/>
    </style:style>
    <style:style style:name="ConditionalStyle_5f_1659" style:display-name="ConditionalStyle_1659" style:family="table-cell" style:parent-style-name="Default">
      <style:table-cell-properties fo:background-color="#ffc7ce"/>
    </style:style>
    <style:style style:name="ConditionalStyle_5f_470" style:display-name="ConditionalStyle_470" style:family="table-cell" style:parent-style-name="Default">
      <style:table-cell-properties fo:background-color="#ffc7ce"/>
    </style:style>
    <style:style style:name="ConditionalStyle_5f_413" style:display-name="ConditionalStyle_413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1:54:01.7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6:13:22.986000000</meta:creation-date>
    <dc:date>2022-09-06T11:56:05.081000000</dc:date>
    <meta:editing-duration>P1DT10H31M28S</meta:editing-duration>
    <meta:editing-cycles>104</meta:editing-cycles>
    <meta:generator>LibreOffice/7.0.4.2$Windows_X86_64 LibreOffice_project/dcf040e67528d9187c66b2379df5ea4407429775</meta:generator>
    <meta:document-statistic meta:table-count="2" meta:cell-count="3104" meta:object-count="0"/>
  </office:meta>
</office:document-meta>
</file>